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8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8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24cm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8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26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8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38cm" fo:min-width="0.208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8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000080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8.258cm" svg:y1="14.366cm" svg:x2="12.759cm" svg:y2="14.366cm">
            <text:p/>
          </draw:line>
          <draw:line draw:style-name="gr1" draw:text-style-name="P2" draw:layer="layout" svg:x1="10.011cm" svg:y1="14.74cm" svg:x2="9.812cm" svg:y2="14.935cm">
            <text:p/>
          </draw:line>
          <draw:line draw:style-name="gr1" draw:text-style-name="P2" draw:layer="layout" svg:x1="9.812cm" svg:y1="14.74cm" svg:x2="10.011cm" svg:y2="14.935cm">
            <text:p/>
          </draw:line>
          <draw:frame draw:style-name="gr2" draw:text-style-name="P4" draw:layer="layout" svg:width="0.724cm" svg:height="0.63cm" svg:x="8.397cm" svg:y="14.396cm">
            <draw:text-box>
              <text:p text:style-name="P3"><text:span text:style-name="T1">A</text:span></text:p>
            </draw:text-box>
          </draw:frame>
          <draw:frame draw:style-name="gr3" draw:text-style-name="P4" draw:layer="layout" svg:width="0.726cm" svg:height="0.63cm" svg:x="9.59cm" svg:y="14.819cm">
            <draw:text-box>
              <text:p text:style-name="P3"><text:span text:style-name="T1">R</text:span></text:p>
            </draw:text-box>
          </draw:frame>
          <draw:frame draw:style-name="gr3" draw:text-style-name="P4" draw:layer="layout" svg:width="0.726cm" svg:height="0.63cm" svg:x="10.428cm" svg:y="14.357cm">
            <draw:text-box>
              <text:p text:style-name="P3"><text:span text:style-name="T1">C</text:span></text:p>
            </draw:text-box>
          </draw:frame>
          <draw:frame draw:style-name="gr4" draw:text-style-name="P4" draw:layer="layout" svg:width="0.708cm" svg:height="0.63cm" svg:x="11.925cm" svg:y="14.359cm">
            <draw:text-box>
              <text:p text:style-name="P3"><text:span text:style-name="T1">S</text:span></text:p>
            </draw:text-box>
          </draw:frame>
          <draw:line draw:style-name="gr5" draw:text-style-name="P5" draw:layer="layout" svg:x1="8.754cm" svg:y1="14.228cm" svg:x2="8.754cm" svg:y2="14.498cm">
            <text:p/>
          </draw:line>
          <draw:line draw:style-name="gr5" draw:text-style-name="P5" draw:layer="layout" svg:x1="12.256cm" svg:y1="14.228cm" svg:x2="12.256cm" svg:y2="14.498cm">
            <text:p/>
          </draw:line>
          <draw:line draw:style-name="gr5" draw:text-style-name="P5" draw:layer="layout" svg:x1="10.755cm" svg:y1="14.228cm" svg:x2="10.755cm" svg:y2="14.498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34:58.414557144</meta:creation-date>
    <dc:date>2018-02-09T16:35:21.000892621</dc:date>
    <meta:editing-duration>PT22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